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15">
        <style:list-level-properties text:space-before="0.4833in" text:min-label-width="0in" text:list-level-position-and-space-mode="label-alignment">
          <style:list-level-label-alignment text:label-followed-by="listtab" fo:margin-left="0.483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5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5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5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5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5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6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6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6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6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6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6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7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7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7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7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7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8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8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8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8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8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3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9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9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9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9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9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0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0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0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0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0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50">
        <style:list-level-properties text:space-before="0.5062in" text:min-label-width="0in" text:list-level-position-and-space-mode="label-alignment">
          <style:list-level-label-alignment text:label-followed-by="listtab" fo:margin-left="0.506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1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1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1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1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1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4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 text:start-value="57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6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 fo:margin-bottom="0.2277in" fo:line-height="103%" fo:margin-left="0.018in" fo:margin-right="0.3187in" fo:text-indent="-0.0069in">
        <style:tab-stops/>
      </style:paragraph-properties>
    </style:style>
    <style:style style:name="T13" style:parent-style-name="Domyślnaczcionkaakapitu" style:family="text">
      <style:text-properties fo:font-weight="bold" style:font-weight-asian="bold" fo:font-size="24pt" style:font-size-asian="24pt"/>
    </style:style>
    <style:style style:name="T14" style:parent-style-name="Domyślnaczcionkaakapitu" style:family="text">
      <style:text-properties style:text-position="sub 64.8%" fo:font-size="18.5pt" style:font-size-asian="18.5pt"/>
    </style:style>
    <style:style style:name="P15" style:parent-style-name="Normalny" style:family="paragraph">
      <style:paragraph-properties fo:text-align="center" fo:line-height="103%" fo:margin-left="0.018in" fo:text-indent="-0.0069in">
        <style:tab-stops/>
      </style:paragraph-properties>
    </style:style>
    <style:style style:name="T16" style:parent-style-name="Domyślnaczcionkaakapitu" style:family="text">
      <style:text-properties fo:font-weight="bold" style:font-weight-asian="bold" fo:font-size="24pt" style:font-size-asian="24pt"/>
    </style:style>
    <style:style style:name="T17" style:parent-style-name="Domyślnaczcionkaakapitu" style:family="text">
      <style:text-properties style:text-position="sub 64.8%" fo:font-size="18.5pt" style:font-size-asian="18.5pt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5.1083in" style:use-optimal-column-width="false"/>
    </style:style>
    <style:style style:name="Table18" style:family="table">
      <style:table-properties style:width="6.6833in" fo:margin-left="0.0284in" table:align="left"/>
    </style:style>
    <style:style style:name="TableRow21" style:family="table-row">
      <style:table-row-properties style:min-row-height="0.5256in" style:use-optimal-row-height="false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Normalny" style:family="paragraph">
      <style:paragraph-properties fo:line-height="103%"/>
    </style:style>
    <style:style style:name="T24" style:parent-style-name="Domyślnaczcionkaakapitu" style:family="text"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Normalny" style:family="paragraph">
      <style:paragraph-properties fo:margin-bottom="0.0409in" fo:line-height="103%"/>
    </style:style>
    <style:style style:name="P27" style:parent-style-name="Normalny" style:family="paragraph">
      <style:paragraph-properties fo:line-height="103%"/>
    </style:style>
    <style:style style:name="TableRow28" style:family="table-row">
      <style:table-row-properties style:min-row-height="0.3833in" style:use-optimal-row-height="false"/>
    </style:style>
    <style:style style:name="TableCell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" style:parent-style-name="Normalny" style:family="paragraph">
      <style:paragraph-properties fo:line-height="103%"/>
    </style:style>
    <style:style style:name="T31" style:parent-style-name="Domyślnaczcionkaakapitu" style:family="text">
      <style:text-properties fo:font-weight="bold" style:font-weight-asian="bold"/>
    </style:style>
    <style:style style:name="TableCell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" style:parent-style-name="Normalny" style:family="paragraph">
      <style:paragraph-properties fo:line-height="103%"/>
    </style:style>
    <style:style style:name="TableRow34" style:family="table-row">
      <style:table-row-properties style:min-row-height="0.3819in" style:use-optimal-row-height="false"/>
    </style:style>
    <style:style style:name="TableCell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" style:parent-style-name="Normalny" style:family="paragraph">
      <style:paragraph-properties fo:line-height="103%"/>
    </style:style>
    <style:style style:name="T37" style:parent-style-name="Domyślnaczcionkaakapitu" style:family="text">
      <style:text-properties fo:font-weight="bold" style:font-weight-asian="bold"/>
    </style:style>
    <style:style style:name="TableCell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" style:parent-style-name="Normalny" style:family="paragraph">
      <style:paragraph-properties fo:line-height="103%"/>
    </style:style>
    <style:style style:name="TableRow40" style:family="table-row">
      <style:table-row-properties style:min-row-height="0.2645in" style:use-optimal-row-height="false"/>
    </style:style>
    <style:style style:name="TableCell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" style:parent-style-name="Normalny" style:family="paragraph">
      <style:paragraph-properties fo:line-height="103%"/>
    </style:style>
    <style:style style:name="T43" style:parent-style-name="Domyślnaczcionkaakapitu" style:family="text">
      <style:text-properties fo:font-weight="bold" style:font-weight-asian="bold"/>
    </style:style>
    <style:style style:name="TableCell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" style:parent-style-name="Normalny" style:family="paragraph">
      <style:paragraph-properties fo:line-height="103%"/>
    </style:style>
    <style:style style:name="P46" style:parent-style-name="Normalny" style:family="paragraph">
      <style:paragraph-properties fo:margin-bottom="0.0694in" fo:line-height="150%" fo:margin-left="0.027in" fo:text-indent="-0.0076in">
        <style:tab-stops/>
      </style:paragraph-properties>
      <style:text-properties fo:font-weight="bold" style:font-weight-asian="bold" fo:font-size="18pt" style:font-size-asian="18pt"/>
    </style:style>
    <style:style style:name="P47" style:parent-style-name="Normalny" style:family="paragraph">
      <style:paragraph-properties fo:margin-bottom="0.0694in" fo:line-height="150%" fo:margin-left="0.027in" fo:text-indent="-0.0076in">
        <style:tab-stops/>
      </style:paragraph-properties>
    </style:style>
    <style:style style:name="T48" style:parent-style-name="Domyślnaczcionkaakapitu" style:family="text">
      <style:text-properties fo:font-weight="bold" style:font-weight-asian="bold" fo:font-size="18pt" style:font-size-asian="18pt"/>
    </style:style>
    <style:style style:name="T49" style:parent-style-name="Domyślnaczcionkaakapitu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50" style:parent-style-name="Normalny" style:family="paragraph">
      <style:paragraph-properties fo:margin-bottom="0.084in" fo:margin-left="0.0097in" fo:text-indent="0.0097in">
        <style:tab-stops/>
      </style:paragraph-properties>
    </style:style>
    <style:style style:name="T51" style:parent-style-name="Domyślnaczcionkaakapitu" style:family="text">
      <style:text-properties fo:font-weight="bold" style:font-weight-asian="bold" fo:font-size="18pt" style:font-size-asian="18pt"/>
    </style:style>
    <style:style style:name="P52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</style:style>
    <style:style style:name="P53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</style:style>
    <style:style style:name="P54" style:parent-style-name="Normalny" style:family="paragraph">
      <style:paragraph-properties fo:margin-bottom="0.1409in" fo:line-height="110%">
        <style:tab-stops>
          <style:tab-stop style:type="center" style:position="3.2659in"/>
          <style:tab-stop style:type="center" style:position="5.318in"/>
        </style:tab-stops>
      </style:paragraph-properties>
      <style:text-properties fo:font-weight="bold" style:font-weight-asian="bold" style:font-weight-complex="bold"/>
    </style:style>
    <style:style style:name="P55" style:parent-style-name="Nagłówek1" style:family="paragraph">
      <style:paragraph-properties fo:margin-bottom="0in" fo:margin-left="0.0201in" fo:margin-right="0in">
        <style:tab-stops/>
      </style:paragraph-properties>
    </style:style>
    <style:style style:name="P56" style:parent-style-name="Nagłówek1" style:family="paragraph">
      <style:paragraph-properties fo:break-before="page" fo:margin-bottom="0in" fo:margin-left="0.0201in" fo:margin-right="0in">
        <style:tab-stops/>
      </style:paragraph-properties>
    </style:style>
    <style:style style:name="P57" style:parent-style-name="Normalny" style:family="paragraph">
      <style:paragraph-properties fo:margin-bottom="0.177in" fo:line-height="103%" fo:margin-left="-0.0034in" fo:text-indent="-0.0069in">
        <style:tab-stops/>
      </style:paragraph-properties>
    </style:style>
    <style:style style:name="T58" style:parent-style-name="Domyślnaczcionkaakapitu" style:family="text">
      <style:text-properties fo:font-weight="bold" style:font-weight-asian="bold"/>
    </style:style>
    <style:style style:name="P59" style:parent-style-name="Normalny" style:family="paragraph">
      <style:paragraph-properties fo:line-height="103%" fo:margin-left="0.2805in">
        <style:tab-stops/>
      </style:paragraph-properties>
    </style:style>
    <style:style style:name="T60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1" style:parent-style-name="Domyślnaczcionkaakapitu" style:family="text">
      <style:text-properties style:font-name-asian="Calibri" style:font-name-complex="Calibri" fo:font-size="11pt" style:font-size-asian="11pt"/>
    </style:style>
    <style:style style:name="P62" style:parent-style-name="Normalny" style:family="paragraph">
      <style:paragraph-properties fo:line-height="103%" fo:margin-left="0.2805in">
        <style:tab-stops/>
      </style:paragraph-properties>
    </style:style>
    <style:style style:name="T63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4" style:parent-style-name="Domyślnaczcionkaakapitu" style:family="text">
      <style:text-properties style:font-name-asian="Calibri" style:font-name-complex="Calibri" fo:font-size="11pt" style:font-size-asian="11pt"/>
    </style:style>
    <style:style style:name="P65" style:parent-style-name="Normalny" style:family="paragraph">
      <style:paragraph-properties fo:margin-left="0.5305in" fo:text-indent="-0.25in">
        <style:tab-stops/>
      </style:paragraph-properties>
    </style:style>
    <style:style style:name="T66" style:parent-style-name="Domyślnaczcionkaakapitu" style:family="text">
      <style:text-properties style:font-name-asian="Cambria Math" style:font-name-complex="Cambria Math" fo:font-size="11pt" style:font-size-asian="11pt"/>
    </style:style>
    <style:style style:name="T67" style:parent-style-name="Domyślnaczcionkaakapitu" style:family="text">
      <style:text-properties style:font-name-asian="Calibri" style:font-name-complex="Calibri" fo:font-size="11pt" style:font-size-asian="11pt"/>
    </style:style>
    <style:style style:name="P68" style:parent-style-name="Normalny" style:family="paragraph">
      <style:paragraph-properties fo:margin-left="0.5305in" fo:text-indent="-0.25in">
        <style:tab-stops/>
      </style:paragraph-properties>
    </style:style>
    <style:style style:name="T69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0" style:parent-style-name="Domyślnaczcionkaakapitu" style:family="text">
      <style:text-properties style:font-name-asian="Calibri" style:font-name-complex="Calibri" fo:font-size="11pt" style:font-size-asian="11pt"/>
    </style:style>
    <style:style style:name="P71" style:parent-style-name="Normalny" style:family="paragraph">
      <style:paragraph-properties fo:line-height="103%" fo:margin-left="0.2805in">
        <style:tab-stops/>
      </style:paragraph-properties>
    </style:style>
    <style:style style:name="T72" style:parent-style-name="Domyślnaczcionkaakapitu" style:family="text">
      <style:text-properties style:font-name-asian="Cambria Math" style:font-name-complex="Cambria Math" fo:font-size="11pt" style:font-size-asian="11pt"/>
    </style:style>
    <style:style style:name="T73" style:parent-style-name="Domyślnaczcionkaakapitu" style:family="text">
      <style:text-properties style:font-name-asian="Calibri" style:font-name-complex="Calibri" fo:font-size="11pt" style:font-size-asian="11pt"/>
    </style:style>
    <style:style style:name="P74" style:parent-style-name="Normalny" style:family="paragraph">
      <style:paragraph-properties fo:margin-left="0.0298in" fo:text-indent="-0.0097in">
        <style:tab-stops/>
      </style:paragraph-properties>
    </style:style>
    <style:style style:name="T75" style:parent-style-name="Domyślnaczcionkaakapitu" style:family="text">
      <style:text-properties fo:font-weight="bold" style:font-weight-asian="bold"/>
    </style:style>
    <style:style style:name="P76" style:parent-style-name="Normalny" style:family="paragraph">
      <style:paragraph-properties fo:line-height="103%" fo:margin-left="-0.0034in" fo:text-indent="-0.0069in">
        <style:tab-stops/>
      </style:paragraph-properties>
    </style:style>
    <style:style style:name="T77" style:parent-style-name="Domyślnaczcionkaakapitu" style:family="text">
      <style:text-properties fo:font-weight="bold" style:font-weight-asian="bold"/>
    </style:style>
    <style:style style:name="P78" style:parent-style-name="Normalny" style:family="paragraph">
      <style:paragraph-properties fo:margin-left="0.0298in" fo:text-indent="-0.0097in">
        <style:tab-stops/>
      </style:paragraph-properties>
    </style:style>
    <style:style style:name="P79" style:parent-style-name="Normalny" style:family="paragraph">
      <style:paragraph-properties fo:line-height="103%" fo:margin-left="0.2805in">
        <style:tab-stops/>
      </style:paragraph-properties>
    </style:style>
    <style:style style:name="T80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1" style:parent-style-name="Domyślnaczcionkaakapitu" style:family="text">
      <style:text-properties style:font-name-asian="Calibri" style:font-name-complex="Calibri" fo:font-size="11pt" style:font-size-asian="11pt"/>
    </style:style>
    <style:style style:name="P82" style:parent-style-name="Normalny" style:family="paragraph">
      <style:paragraph-properties fo:line-height="103%" fo:margin-left="0.2805in">
        <style:tab-stops/>
      </style:paragraph-properties>
    </style:style>
    <style:style style:name="T83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4" style:parent-style-name="Domyślnaczcionkaakapitu" style:family="text">
      <style:text-properties style:font-name-asian="Calibri" style:font-name-complex="Calibri" fo:font-size="11pt" style:font-size-asian="11pt"/>
    </style:style>
    <style:style style:name="P85" style:parent-style-name="Normalny" style:family="paragraph">
      <style:paragraph-properties fo:line-height="103%" fo:margin-left="0.2805in">
        <style:tab-stops/>
      </style:paragraph-properties>
    </style:style>
    <style:style style:name="T86" style:parent-style-name="Domyślnaczcionkaakapitu" style:family="text">
      <style:text-properties style:font-name-asian="Cambria Math" style:font-name-complex="Cambria Math" fo:font-size="11pt" style:font-size-asian="11pt"/>
    </style:style>
    <style:style style:name="T87" style:parent-style-name="Domyślnaczcionkaakapitu" style:family="text">
      <style:text-properties style:font-name-asian="Calibri" style:font-name-complex="Calibri" fo:font-size="11pt" style:font-size-asian="11pt"/>
    </style:style>
    <style:style style:name="P88" style:parent-style-name="Normalny" style:family="paragraph">
      <style:paragraph-properties fo:line-height="103%" fo:margin-left="0.2805in">
        <style:tab-stops/>
      </style:paragraph-properties>
    </style:style>
    <style:style style:name="T89" style:parent-style-name="Domyślnaczcionkaakapitu" style:family="text">
      <style:text-properties style:font-name-asian="Cambria Math" style:font-name-complex="Cambria Math" fo:font-size="11pt" style:font-size-asian="11pt"/>
    </style:style>
    <style:style style:name="T90" style:parent-style-name="Domyślnaczcionkaakapitu" style:family="text">
      <style:text-properties style:font-name-asian="Calibri" style:font-name-complex="Calibri" fo:font-size="11pt" style:font-size-asian="11pt"/>
    </style:style>
    <style:style style:name="P91" style:parent-style-name="Normalny" style:family="paragraph">
      <style:paragraph-properties fo:margin-left="0.0298in" fo:text-indent="-0.0097in">
        <style:tab-stops/>
      </style:paragraph-properties>
    </style:style>
    <style:style style:name="T92" style:parent-style-name="Domyślnaczcionkaakapitu" style:family="text">
      <style:text-properties fo:font-weight="bold" style:font-weight-asian="bold"/>
    </style:style>
    <style:style style:name="T93" style:parent-style-name="Domyślnaczcionkaakapitu" style:family="text">
      <style:text-properties fo:font-weight="bold" style:font-weight-asian="bold"/>
    </style:style>
    <style:style style:name="T94" style:parent-style-name="Domyślnaczcionkaakapitu" style:family="text">
      <style:text-properties fo:font-weight="bold" style:font-weight-asian="bold"/>
    </style:style>
    <style:style style:name="P95" style:parent-style-name="Nagłówek2" style:family="paragraph">
      <style:paragraph-properties fo:margin-bottom="0.1256in" fo:margin-left="0.0131in">
        <style:tab-stops/>
      </style:paragraph-properties>
    </style:style>
    <style:style style:name="P96" style:parent-style-name="Nagłówek2" style:family="paragraph">
      <style:paragraph-properties fo:break-before="page" fo:margin-top="0.0833in" fo:margin-bottom="0.0833in"/>
    </style:style>
    <style:style style:name="P97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98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9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00" style:parent-style-name="Domyślnaczcionkaakapitu" style:family="text">
      <style:text-properties style:font-size-complex="12pt"/>
    </style:style>
    <style:style style:name="T101" style:parent-style-name="Domyślnaczcionkaakapitu" style:family="text">
      <style:text-properties style:font-name-asian="Calibri" style:font-name-complex="Calibri" style:font-size-complex="12pt"/>
    </style:style>
    <style:style style:name="T102" style:parent-style-name="Domyślnaczcionkaakapitu" style:family="text">
      <style:text-properties style:font-size-complex="12pt"/>
    </style:style>
    <style:style style:name="P103" style:parent-style-name="Normalny" style:family="paragraph">
      <style:paragraph-properties fo:margin-bottom="0.0833in" fo:margin-left="0.3937in" fo:text-indent="-0.3034in">
        <style:tab-stops/>
      </style:paragraph-properties>
      <style:text-properties style:font-size-complex="12pt"/>
    </style:style>
    <style:style style:name="P104" style:parent-style-name="Nagłówek2" style:family="paragraph">
      <style:paragraph-properties fo:margin-top="0.4166in" fo:margin-bottom="0.0833in"/>
    </style:style>
    <style:style style:name="T105" style:parent-style-name="Domyślnaczcionkaakapitu" style:family="text">
      <style:text-properties fo:font-size="18pt" style:font-size-asian="18pt"/>
    </style:style>
    <style:style style:name="P10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0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4" style:parent-style-name="Nagłówek2" style:family="paragraph">
      <style:paragraph-properties fo:margin-top="0.4166in" fo:margin-bottom="0.0833in"/>
    </style:style>
    <style:style style:name="T115" style:parent-style-name="Domyślnaczcionkaakapitu" style:family="text">
      <style:text-properties fo:font-size="18pt" style:font-size-asian="18pt"/>
    </style:style>
    <style:style style:name="T116" style:parent-style-name="Domyślnaczcionkaakapitu" style:family="text">
      <style:text-properties style:font-size-complex="14pt"/>
    </style:style>
    <style:style style:name="P11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1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21" style:parent-style-name="Nagłówek2" style:master-page-name="MP1" style:family="paragraph">
      <style:paragraph-properties fo:break-before="page" fo:margin-top="0.4166in" fo:margin-bottom="0.0833in"/>
    </style:style>
    <style:style style:name="T132" style:parent-style-name="Domyślnaczcionkaakapitu" style:family="text">
      <style:text-properties fo:font-size="18pt" style:font-size-asian="18pt"/>
    </style:style>
    <style:style style:name="P133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34" style:parent-style-name="Normalny" style:family="paragraph">
      <style:paragraph-properties fo:margin-bottom="0.0833in" fo:margin-left="0.3819in" fo:text-indent="-0.3034in">
        <style:tab-stops/>
      </style:paragraph-properties>
      <style:text-properties style:font-size-complex="12pt"/>
    </style:style>
    <style:style style:name="P135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36" style:parent-style-name="Domyślnaczcionkaakapitu" style:family="text">
      <style:text-properties style:font-size-complex="12pt"/>
    </style:style>
    <style:style style:name="P137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38" style:parent-style-name="Domyślnaczcionkaakapitu" style:family="text">
      <style:text-properties style:font-size-complex="12pt"/>
    </style:style>
    <style:style style:name="P139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0" style:parent-style-name="Domyślnaczcionkaakapitu" style:family="text">
      <style:text-properties style:font-size-complex="12pt"/>
    </style:style>
    <style:style style:name="T141" style:parent-style-name="Domyślnaczcionkaakapitu" style:family="text">
      <style:text-properties style:font-size-complex="12pt"/>
    </style:style>
    <style:style style:name="T142" style:parent-style-name="Domyślnaczcionkaakapitu" style:family="text">
      <style:text-properties style:font-size-complex="12pt"/>
    </style:style>
    <style:style style:name="P143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4" style:parent-style-name="Domyślnaczcionkaakapitu" style:family="text">
      <style:text-properties style:font-size-complex="12pt"/>
    </style:style>
    <style:style style:name="P145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6" style:parent-style-name="Domyślnaczcionkaakapitu" style:family="text">
      <style:text-properties style:font-size-complex="12pt"/>
    </style:style>
    <style:style style:name="P147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48" style:parent-style-name="Domyślnaczcionkaakapitu" style:family="text">
      <style:text-properties style:font-size-complex="12pt"/>
    </style:style>
    <style:style style:name="P149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0" style:parent-style-name="Domyślnaczcionkaakapitu" style:family="text">
      <style:text-properties style:font-size-complex="12pt"/>
    </style:style>
    <style:style style:name="P151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2" style:parent-style-name="Domyślnaczcionkaakapitu" style:family="text">
      <style:text-properties style:font-size-complex="12pt"/>
    </style:style>
    <style:style style:name="P153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P154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5" style:parent-style-name="Domyślnaczcionkaakapitu" style:family="text">
      <style:text-properties style:font-size-complex="12pt"/>
    </style:style>
    <style:style style:name="P156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7" style:parent-style-name="Domyślnaczcionkaakapitu" style:family="text">
      <style:text-properties style:font-size-complex="12pt"/>
    </style:style>
    <style:style style:name="P158" style:parent-style-name="Normalny" style:family="paragraph">
      <style:paragraph-properties fo:margin-bottom="0.0833in" fo:margin-left="0.3819in" fo:text-indent="-0.3034in">
        <style:tab-stops/>
      </style:paragraph-properties>
    </style:style>
    <style:style style:name="T159" style:parent-style-name="Domyślnaczcionkaakapitu" style:family="text">
      <style:text-properties style:font-size-complex="12pt"/>
    </style:style>
    <style:style style:name="P160" style:parent-style-name="Nagłówek2" style:family="paragraph">
      <style:paragraph-properties fo:margin-top="0.4166in" fo:margin-bottom="0.0833in"/>
    </style:style>
    <style:style style:name="T161" style:parent-style-name="Domyślnaczcionkaakapitu" style:family="text">
      <style:text-properties fo:font-size="18pt" style:font-size-asian="18pt" style:font-size-complex="14pt"/>
    </style:style>
    <style:style style:name="T162" style:parent-style-name="Domyślnaczcionkaakapitu" style:family="text">
      <style:text-properties style:font-size-complex="14pt"/>
    </style:style>
    <style:style style:name="T163" style:parent-style-name="Domyślnaczcionkaakapitu" style:family="text">
      <style:text-properties style:font-size-complex="14pt"/>
    </style:style>
    <style:style style:name="P16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7" style:parent-style-name="Normalny" style:family="paragraph">
      <style:paragraph-properties fo:margin-bottom="0.0833in" fo:margin-left="0.3937in">
        <style:tab-stops/>
      </style:paragraph-properties>
    </style:style>
    <style:style style:name="P16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69" style:parent-style-name="Nagłówek2" style:family="paragraph">
      <style:paragraph-properties fo:margin-top="0.4166in" fo:margin-bottom="0.0833in"/>
    </style:style>
    <style:style style:name="T170" style:parent-style-name="Domyślnaczcionkaakapitu" style:family="text">
      <style:text-properties fo:font-size="18pt" style:font-size-asian="18pt"/>
    </style:style>
    <style:style style:name="P17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7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T178" style:parent-style-name="Domyślnaczcionkaakapitu" style:family="text">
      <style:text-properties fo:font-weight="bold" style:font-weight-asian="bold" style:font-size-complex="12pt"/>
    </style:style>
    <style:style style:name="P179" style:parent-style-name="Nagłówek2" style:family="paragraph">
      <style:paragraph-properties fo:margin-top="0.4166in" fo:margin-bottom="0.0833in"/>
    </style:style>
    <style:style style:name="T180" style:parent-style-name="Domyślnaczcionkaakapitu" style:family="text">
      <style:text-properties fo:font-size="18pt" style:font-size-asian="18pt"/>
    </style:style>
    <style:style style:name="T181" style:parent-style-name="Domyślnaczcionkaakapitu" style:family="text">
      <style:text-properties style:font-size-complex="14pt"/>
    </style:style>
    <style:style style:name="P18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5" style:parent-style-name="Nagłówek2" style:family="paragraph">
      <style:paragraph-properties fo:margin-top="0.4166in" fo:margin-bottom="0.0833in"/>
    </style:style>
    <style:style style:name="T186" style:parent-style-name="Domyślnaczcionkaakapitu" style:family="text">
      <style:text-properties fo:font-size="18pt" style:font-size-asian="18pt"/>
    </style:style>
    <style:style style:name="P18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8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0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1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194" style:parent-style-name="Nagłówek2" style:family="paragraph">
      <style:paragraph-properties fo:break-before="page" fo:margin-top="0.4166in" fo:margin-bottom="0.0833in"/>
    </style:style>
    <style:style style:name="T195" style:parent-style-name="Domyślnaczcionkaakapitu" style:family="text">
      <style:text-properties fo:font-size="18pt" style:font-size-asian="18pt"/>
    </style:style>
    <style:style style:name="P196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7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8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199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0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1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2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P203" style:parent-style-name="Nagłówek2" style:family="paragraph">
      <style:paragraph-properties fo:margin-top="0.4166in" fo:margin-bottom="0.0833in"/>
    </style:style>
    <style:style style:name="T204" style:parent-style-name="Domyślnaczcionkaakapitu" style:family="text">
      <style:text-properties fo:font-size="18pt" style:font-size-asian="18pt"/>
    </style:style>
    <style:style style:name="P205" style:parent-style-name="Normalny" style:family="paragraph">
      <style:paragraph-properties fo:margin-bottom="0.0833in" fo:margin-left="0.3937in" fo:text-indent="-0.2951in">
        <style:tab-stops/>
      </style:paragraph-properties>
    </style:style>
    <style:style style:name="T206" style:parent-style-name="Domyślnaczcionkaakapitu" style:family="text">
      <style:text-properties style:font-name-asian="Calibri" style:font-name-complex="Calibri" fo:font-size="11pt" style:font-size-asian="11pt"/>
    </style:style>
    <style:style style:name="P207" style:parent-style-name="Nagłówek2" style:family="paragraph">
      <style:paragraph-properties fo:margin-top="0.4166in" fo:margin-bottom="0.0833in"/>
    </style:style>
    <style:style style:name="T208" style:parent-style-name="Domyślnaczcionkaakapitu" style:family="text">
      <style:text-properties fo:font-size="18pt" style:font-size-asian="18pt"/>
    </style:style>
    <style:style style:name="P209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0" style:parent-style-name="Normalny" style:family="paragraph">
      <style:paragraph-properties fo:margin-bottom="0.0833in" fo:margin-left="0.3937in" fo:text-indent="-0.0069in">
        <style:tab-stops/>
      </style:paragraph-properties>
    </style:style>
    <style:style style:name="P211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2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3" style:parent-style-name="Normalny" style:family="paragraph">
      <style:paragraph-properties fo:margin-bottom="0.0833in" fo:margin-left="0.3937in">
        <style:tab-stops/>
      </style:paragraph-properties>
    </style:style>
    <style:style style:name="P214" style:parent-style-name="Normalny" style:family="paragraph">
      <style:paragraph-properties fo:margin-bottom="0.0833in" fo:margin-left="0.3937in" fo:text-indent="-0.3097in">
        <style:tab-stops/>
      </style:paragraph-properties>
    </style:style>
    <style:style style:name="P215" style:parent-style-name="Nagłówek2" style:family="paragraph">
      <style:paragraph-properties fo:margin-top="0.4166in" fo:margin-bottom="0.0833in"/>
    </style:style>
    <style:style style:name="T216" style:parent-style-name="Domyślnaczcionkaakapitu" style:family="text">
      <style:text-properties fo:font-size="18pt" style:font-size-asian="18pt"/>
    </style:style>
    <style:style style:name="P21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1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0" style:parent-style-name="Nagłówek2" style:family="paragraph">
      <style:paragraph-properties fo:margin-top="0.4166in" fo:margin-bottom="0.0833in"/>
    </style:style>
    <style:style style:name="T221" style:parent-style-name="Domyślnaczcionkaakapitu" style:family="text">
      <style:text-properties fo:font-size="18pt" style:font-size-asian="18pt"/>
    </style:style>
    <style:style style:name="P22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3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29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0" style:parent-style-name="Nagłówek2" style:family="paragraph">
      <style:paragraph-properties fo:margin-top="0.4166in" fo:margin-bottom="0.0833in"/>
    </style:style>
    <style:style style:name="T231" style:parent-style-name="Domyślnaczcionkaakapitu" style:family="text">
      <style:text-properties fo:font-size="18pt" style:font-size-asian="18pt"/>
    </style:style>
    <style:style style:name="P232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3" style:parent-style-name="Normalny" style:family="paragraph">
      <style:paragraph-properties fo:margin-bottom="0.0833in" fo:margin-left="0.3937in">
        <style:tab-stops/>
      </style:paragraph-properties>
    </style:style>
    <style:style style:name="P234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5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6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7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8" style:parent-style-name="Normalny" style:family="paragraph">
      <style:paragraph-properties fo:margin-bottom="0.0833in" fo:margin-left="0.3937in" fo:text-indent="-0.3034in">
        <style:tab-stops/>
      </style:paragraph-properties>
    </style:style>
    <style:style style:name="P239" style:parent-style-name="Nagłówek2" style:family="paragraph">
      <style:paragraph-properties fo:margin-top="0.4166in" fo:margin-bottom="0.0833in"/>
    </style:style>
    <style:style style:name="T240" style:parent-style-name="Domyślnaczcionkaakapitu" style:family="text">
      <style:text-properties fo:font-size="18pt" style:font-size-asian="18pt"/>
    </style:style>
    <style:style style:name="P241" style:parent-style-name="Normalny" style:family="paragraph">
      <style:paragraph-properties fo:margin-bottom="0.002in" fo:margin-left="0.0131in">
        <style:tab-stops/>
      </style:paragraph-properties>
    </style:style>
  </office:automatic-styles>
  <office:body>
    <office:text text:use-soft-page-breaks="true">
      <text:p text:style-name="P1"><text:span text:style-name="T13">Rejon Pruszków</text:span><text:s/><text:span text:style-name="T14"><text:s/></text:span></text:p>
      <text:p text:style-name="P15"><text:span text:style-name="T16">Trasa Biała Świętego Kazimierza<text:s/></text:span><text:s/><text:span text:style-name="T17"><text:s/></text:span>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przebieg trasy</text:span><text:s text:c="2"/></text:p>
          </table:table-cell>
          <table:table-cell table:style-name="TableCell25">
            <text:p text:style-name="P26">Pruszków-Pęcice-Sokołów-Suchy Las-Strzeniówka-Żółwin-Owczarnia-</text:p>
            <text:p text:style-name="P27">Podkowa Leśna-Otrębusy-Parzniew-Pruszków <text:s/></text:p>
          </table:table-cell>
        </table:table-row>
        <table:table-row table:style-name="TableRow28">
          <table:table-cell table:style-name="TableCell29">
            <text:p text:style-name="P30"><text:span text:style-name="T31">długość trasy</text:span><text:s text:c="2"/></text:p>
          </table:table-cell>
          <table:table-cell table:style-name="TableCell32">
            <text:p text:style-name="P33">39.6[km] <text:s/></text:p>
          </table:table-cell>
        </table:table-row>
        <table:table-row table:style-name="TableRow34">
          <table:table-cell table:style-name="TableCell35">
            <text:p text:style-name="P36"><text:span text:style-name="T37">suma podejść</text:span><text:s text:c="2"/></text:p>
          </table:table-cell>
          <table:table-cell table:style-name="TableCell38">
            <text:p text:style-name="P39">360.79[m] <text:s/></text:p>
          </table:table-cell>
        </table:table-row>
        <table:table-row table:style-name="TableRow40">
          <table:table-cell table:style-name="TableCell41">
            <text:p text:style-name="P42"><text:span text:style-name="T43">aktualizacja</text:span><text:s text:c="2"/></text:p>
          </table:table-cell>
          <table:table-cell table:style-name="TableCell44">
            <text:p text:style-name="P45">29.02.2024 <text:s text:c="2"/></text:p>
          </table:table-cell>
        </table:table-row>
      </table:table>
      <text:p text:style-name="P46"/>
      <text:p text:style-name="P47"><text:span text:style-name="T48">!</text:span><text:span text:style-name="T49"><text:s text:c="2"/>znakiem wykrzyknika oraz podkreśleniem<text:s/></text:span><text:s/>oznaczono miejsca, w których należy zwrócić szczególną uwagę, aby nie pomylić drogi. <text:s/></text:p>
      <text:p text:style-name="P50"><text:span text:style-name="T51">†<text:s/></text:span>znakiem Krzyża oznaczono miejsca, w których należy rozpocząć rozważanie kolejnej stacji <text:s/>Drogi Krzyżowej. <text:s/></text:p>
      <text:p text:style-name="P52"><text:tab/></text:p>
      <text:p text:style-name="P53">INFORMACJE TECHNICZNE O TRASIE:</text:p>
      <text:p text:style-name="P54">https://github.com/czogran/edk-pruszkow-sw-kazimierz<text:s text:c="2"/><text:tab/></text:p>
      <text:h text:style-name="P55" text:outline-level="1"/>
      <text:soft-page-break/>
      <text:h text:style-name="P56" text:outline-level="1">Zasady poruszania się na trasie <text:s/></text:h>
      <text:p text:style-name="P57"><text:span text:style-name="T58">Z myślą o bezpiecznym przebyciu trasy EDK zalecamy, aby:</text:span><text:s text:c="2"/></text:p>
      <text:p text:style-name="P59"><text:span text:style-name="T60">⇒</text:span><text:span text:style-name="T61"><text:s/></text:span>poruszać się w zwartych grupach, liczących nie więcej niż 10 osób; <text:s/></text:p>
      <text:p text:style-name="P62"><text:span text:style-name="T63">⇒</text:span><text:span text:style-name="T64"><text:s/></text:span>każda osoba miała założone elementy odblaskowe; <text:s/></text:p>
      <text:p text:style-name="P65"><text:span text:style-name="T66">⇒</text:span><text:span text:style-name="T67"><text:s/></text:span>na drogach poruszać się zgodnie z zasadami ruchu drogowego (idziemy lewą stroną jezdni, jeden za drugim), pierwsza osoba w grupie ma zapaloną latarkę ze światłem białym skierowanym do przodu, ostatnia osoba w grupie ma zapaloną latarkę ze światłem czerwonym skierowanym do tyłu; <text:s/></text:p>
      <text:p text:style-name="P68"><text:span text:style-name="T69">⇒</text:span><text:span text:style-name="T70"><text:s/></text:span>podczas czytania rozważań kolejnych stacji Drogi Krzyżowej oraz innych postojów zatrzymać się w miejscu bezpiecznym, oraz nie utrudniać przemieszczanie się innym uczestnikom EDK oraz osobom nie uczestniczącym w EDK; <text:s/></text:p>
      <text:p text:style-name="P71"><text:span text:style-name="T72">⇒</text:span><text:span text:style-name="T73"><text:s/></text:span>dbać o bezpieczeństwo własne oraz innych. <text:s/><text:line-break/></text:p>
      <text:p text:style-name="P74">W trakcie Ekstremalnej Drogi Krzyżowej<text:s/><text:span text:style-name="T75">obowiązuje Reguła Milczenia</text:span>. Obowiązuje ona od momentu rozpoczęcia EDK, czyli od chwili wyruszenie na trasę. Uszanuj prawo innych uczestników do głębokiego przeżywania Misterium Drogi Krzyżowej, dzięki możliwości spotkania z Bogiem w ciszy i skupieniu. Zwróć uwagę osobom łamiącym tą regułę.<text:s/><text:line-break/></text:p>
      <text:p text:style-name="P76"><text:span text:style-name="T77">W razie niebezpiecznej sytuacji na trasie…</text:span><text:s text:c="2"/></text:p>
      <text:p text:style-name="P78">Ze względu na przebieg tras EDK, często to Ty będziesz jedyną osobą, która będzie mogła pomóc innemu uczestnikowi. Dlatego nie wahaj się zareagować, gdy widzisz, że ktoś ma problemy. W szczególności przerwij zasadę milczenia i udziel pomocy, jeżeli: <text:s/></text:p>
      <text:p text:style-name="P79"><text:span text:style-name="T80">⇒</text:span><text:span text:style-name="T81"><text:s/></text:span>ktoś uległ wypadkowi lub nagłemu zachorowaniu; <text:s/></text:p>
      <text:p text:style-name="P82"><text:span text:style-name="T83">⇒</text:span><text:span text:style-name="T84"><text:s/></text:span>ktoś leży lub siedzi bez ruchu; <text:s/></text:p>
      <text:p text:style-name="P85"><text:span text:style-name="T86">⇒</text:span><text:span text:style-name="T87"><text:s/></text:span>ktoś ma problemy z chodzeniem, oddychaniem, itp; <text:s/></text:p>
      <text:p text:style-name="P88"><text:span text:style-name="T89">⇒</text:span><text:span text:style-name="T90"><text:s/></text:span>ktoś nadaje sygnał ratunkowy. <text:s/></text:p>
      <text:p text:style-name="P91">Jeżeli znajdziesz się w takiej sytuacji po pierwsze<text:s/><text:span text:style-name="T92">upewnij się, że Tobie nie zagraża niebezpieczeństwo</text:span>, a następnie<text:s/><text:span text:style-name="T93">zacznij udzielać pomocy</text:span>. Jeżeli sytuacja przekracza Twoje umiejętności, wezwij pomoc dzwoniąc na<text:s/><text:span text:style-name="T94">numer ratunkowy 112</text:span>. <text:s/></text:p>
      <text:h text:style-name="P95" text:outline-level="2"/>
      <text:soft-page-break/>
      <text:h text:style-name="P96" text:outline-level="2">KOŚCIÓŁ ŚWIĘTEGO KAZIMIERZA (0 km) <text:s/></text:h>
      <text:list text:style-name="LFO2" text:continue-numbering="true">
        <text:list-item>
          <text:p text:style-name="P97">Po wyjściu z kościoła skręć w prawo, za 50m przejście dla pieszych. Przejdź na drugą stronę, przejdź przesmykiem pomiędzy kioskiem i budynkiem. <text:s/></text:p>
        </text:list-item>
        <text:list-item>
          <text:p text:style-name="P98">Przed Tobą chodnik. Idź nim około 120m. Przed Tobą uliczka. Na 13 szkoła. Przejdź przez uliczkę. Skręć w lewo. <text:s/></text:p>
        </text:list-item>
        <text:list-item>
          <text:p text:style-name="P99"><text:span text:style-name="T100">Po 100m przed sobą masz fontannę, na 13 pałacyk ślubów, po prawej muzeum Starożytnego Hutnictwa. Skręć w ścieżkę pomiędzy pałacykiem, a muzeum</text:span><text:span text:style-name="T101"><text:s/></text:span><text:span text:style-name="T102"><text:s text:c="2"/></text:span></text:p>
        </text:list-item>
        <text:list-item>
          <text:p text:style-name="P103">Idź prosto przez park aż dojdziesz do stawu<text:s/></text:p>
        </text:list-item>
      </text:list>
      <text:h text:style-name="P104" text:outline-level="2"><text:span text:style-name="T105">†<text:s/></text:span>STACJA I – KAPLICZKA NA WYSEPCE NA STAWIE (0.64 km) <text:s/></text:h>
      <text:list text:style-name="LFO3" text:continue-numbering="true">
        <text:list-item>
          <text:p text:style-name="P106">Skręć w lewo, idź do końca stawu, gdy staw się skończy idź ścieżką w prawo, wzdłuż stawu. <text:s/></text:p>
        </text:list-item>
        <text:list-item>
          <text:p text:style-name="P107">Gdy dojdziesz do końca stawu, skręć w prawo. Idź cały czas prosto pomiędzy stawem i rzeką. Staw się kończy, idź dalej prosto wzdłuż rzeki. <text:s/></text:p>
        </text:list-item>
        <text:list-item>
          <text:p text:style-name="P108">Dochodzisz do mostku, idź dalej. Za 80m most kolejowy WKD. Za tym mostem kładka dla pieszych. Przejdź na drugą stronę. <text:s/></text:p>
        </text:list-item>
        <text:list-item>
          <text:p text:style-name="P109">Skręć w prawo i idź wzdłuż Utraty.</text:p>
        </text:list-item>
        <text:list-item>
          <text:p text:style-name="P110">Po 500 m, przed stawem skręć w lewo.</text:p>
        </text:list-item>
        <text:list-item>
          <text:p text:style-name="P111">Za 100 m jest furtka na teren szpitalny</text:p>
        </text:list-item>
        <text:list-item>
          <text:p text:style-name="P112">Jeśli jest zamknięta odprawa tutaj(przy cmentarzu)<text:s/>stację II, jeśli jest otwarta wejdź na teren szpitala</text:p>
        </text:list-item>
        <text:list-item>
          <text:p text:style-name="P113">Za 50m po lewej jest cmentarz poległych za walkę o wolność ojczyzny.</text:p>
        </text:list-item>
      </text:list>
      <text:h text:style-name="P114" text:outline-level="2"><text:span text:style-name="T115">†<text:s/></text:span><text:span text:style-name="T116">STACJA II - CMENTARZ POLEGŁYCH ZA WALKĘ O WOLNOŚĆ OJCZYZNY (2.2 km) <text:s/></text:span></text:h>
      <text:list text:style-name="LFO4" text:continue-numbering="true">
        <text:list-item>
          <text:p text:style-name="P117">Wróć do rzeki Utraty.</text:p>
        </text:list-item>
        <text:list-item>
          <text:p text:style-name="P118">Skręć w lewo i idź około 700m aż dojdziesz wybrukowanej drogi, a tuż za nią mostek. Przejdź na drugą stronę i idź dalej wzdłuż rzeki.</text:p>
        </text:list-item>
        <text:list-item>
          <text:p text:style-name="P119">Mijasz tabliczki, mini wieżę widokową. Za 900m jesteś na wybrukowanej ścieżce rowerowej. Idź w prawo. Przed rondem przejdź pasami po lewej stronie. <text:s/></text:p>
        </text:list-item>
        <text:list-item>
          <text:p text:style-name="P120">Wchodzisz na szutrowy parking. Za 50m na 11 zaczyna się szutrowa polna droga. Po 150m cmentarz poległych podczas pierwszej wojny światowej. <text:s text:c="2"/></text:p>
        </text:list-item>
      </text:list>
      <text:soft-page-break/>
      <text:h text:style-name="P121" text:outline-level="2"><text:span text:style-name="T132">†<text:s/></text:span>STACJA III – CMENTARZ POLEGŁYCH PODCZAS PIERWSZEJ WOJNY ŚWIATOWEJ (4.8 km) <text:s/></text:h>
      <text:list text:style-name="LFO5" text:continue-numbering="true">
        <text:list-item>
          <text:p text:style-name="P133">Idź dalej tą drogą<text:s/>(po lewej stronie cmentarza), za 220m<text:s/>się kończy. Skręć w prawo i potem jak prowadzi wydeptana ścieżka lekko w lewo <text:s/></text:p>
        </text:list-item>
        <text:list-item>
          <text:p text:style-name="P134">Idź ta ścieżka przez około 300m aż do masztu BTS. Skręć w prawo. <text:s/></text:p>
        </text:list-item>
        <text:list-item>
          <text:p text:style-name="P135"><text:span text:style-name="T136">Po około 200 m dochodzisz do szerokiej drogi gruntowej w punkcie, gdy ostro skręca. Ty nie idź nią tylko skręć w lewo i idź cały czas prosto słabo widoczną drogą wyjeżdżoną przez traktory. <text:s/></text:span></text:p>
        </text:list-item>
        <text:list-item>
          <text:p text:style-name="P137"><text:span text:style-name="T138">550 m i jesteś przed zawalonym mostkiem nad rowem.</text:span></text:p>
        </text:list-item>
        <text:list-item>
          <text:p text:style-name="P139"><text:span text:style-name="T140">Skręć prawo i idź<text:s/></text:span><text:span text:style-name="T141">słabo wydeptaną ścieżką<text:s/></text:span><text:span text:style-name="T142">wzdłuż rowu z wodą.</text:span></text:p>
        </text:list-item>
        <text:list-item>
          <text:p text:style-name="P143"><text:span text:style-name="T144">Dochodzisz do zejścia się dwóch rowów. Po prawej stoją dwa maszty BTS. Skręć w prawo.</text:span></text:p>
        </text:list-item>
        <text:list-item>
          <text:p text:style-name="P145"><text:span text:style-name="T146">Za drugim masztem jest przejście przez rów. Przejdź na drugą stronę.</text:span></text:p>
        </text:list-item>
        <text:list-item>
          <text:p text:style-name="P147"><text:span text:style-name="T148">Skręć w lewo i idź w kierunku zabudowań.</text:span></text:p>
        </text:list-item>
        <text:list-item>
          <text:p text:style-name="P149"><text:span text:style-name="T150">Po wejściu na pole pomiędzy magazynem a zabudowaniami, skręć w prawo i przejdź przez to pole, aż dojdziesz do drogi (około 100m).</text:span></text:p>
        </text:list-item>
        <text:list-item>
          <text:p text:style-name="P151"><text:span text:style-name="T152">Skręć w lewo. Idź tą drogą aż dojdziesz do głównej drogi (500m).</text:span></text:p>
        </text:list-item>
        <text:list-item>
          <text:p text:style-name="P153">Idź w lewo, chodnikiem po lewej stronie przez 300m aż do świateł.<text:s/></text:p>
        </text:list-item>
        <text:list-item>
          <text:p text:style-name="P154"><text:span text:style-name="T155">Przejdź przez jezdnię na światłach i idź prosto. <text:s/></text:span></text:p>
        </text:list-item>
        <text:list-item>
          <text:p text:style-name="P156"><text:span text:style-name="T157">Za 300m pierwsza w prawo, 400m w lewo. <text:s/></text:span></text:p>
        </text:list-item>
        <text:list-item>
          <text:p text:style-name="P158"><text:span text:style-name="T159">Za 400m, za magazynem po prawej jest kapliczka. <text:s text:c="2"/></text:span></text:p>
        </text:list-item>
      </text:list>
      <text:h text:style-name="P160" text:outline-level="2"><text:span text:style-name="T161">†<text:s/></text:span><text:span text:style-name="T162">STACJA IV -</text:span><text:span text:style-name="T163"><text:tab/>KAPLICZKA (8.5 km) <text:s/></text:span></text:h>
      <text:list text:style-name="LFO6" text:continue-numbering="true">
        <text:list-item>
          <text:p text:style-name="P164">Idź dalej prosto,<text:s/>ścieżką<text:s/>przez pole. Dochodzisz do skrzyżowania z drogą asfaltową, przed Tobą kapliczka. Skręć w prawo. <text:s/></text:p>
        </text:list-item>
        <text:list-item>
          <text:p text:style-name="P165">Po 800 m, Pierwsze skrzyżowanie (z Parkową- jest kapliczka). Skręć w lewo. <text:s/></text:p>
        </text:list-item>
        <text:list-item>
          <text:p text:style-name="P166">Dochodzisz po około 500m do biało zielonego szlabanu (standardowego w lasach), przejdź dalej. <text:s/></text:p>
        </text:list-item>
      </text:list>
      <text:p text:style-name="P167">Skręć w prawo, jak pokazuje szlak niebieski. Idź prosto przez las. <text:s/></text:p>
      <text:list text:style-name="LFO6" text:continue-numbering="true">
        <text:list-item>
          <text:p text:style-name="P168">Idź cały czas prosto. Za około 700m, za skrzyżowaniem z inną leśna droga, mała kapliczka na drzewie po prawej stronie. <text:s/></text:p>
        </text:list-item>
      </text:list>
      <text:h text:style-name="P169" text:outline-level="2"><text:span text:style-name="T170">†<text:s/></text:span>STACJA V – KAPLICZKA NA DRZEWIE (11.4 km) <text:s/></text:h>
      <text:list text:style-name="LFO7" text:continue-numbering="true">
        <text:list-item>
          <text:p text:style-name="P171">Idź dalej prosto przez las aż dojdziesz do drogi asfaltowej (około 1300m). Skręć w prawo <text:s/></text:p>
        </text:list-item>
        <text:list-item>
          <text:p text:style-name="P172">Idź nią około 600m aż droga asfaltowo ostro zakręca w lewo. Nie skręcaj, idź prosto drogą gruntową. Za około 20m po prawej zaczyna się równoległa do drogi ścieżka przez las (szlak czerwony). Warto na nią wejść, gdyż jest mniej błotnista. <text:s/></text:p>
        </text:list-item>
        <text:list-item>
          <text:p text:style-name="P173">Pierwsze dojście drogi leśnej, dalej prosto. Wychodzisz na placyk ze słupem pośrodku, przed Tobą budynek. Dalej prosto <text:s/></text:p>
        </text:list-item>
        <text:list-item>
          <text:p text:style-name="P174">Po 450m wchodzisz w las, droga zakręca ostro w prawo. Przejdź 30m przez lasek (jest słabo widoczna wydeptana ścieżka). Dochodzisz do drogi. W lewo. Za 900m dochodzisz do głównej drogi <text:s/></text:p>
        </text:list-item>
        <text:list-item>
          <text:p text:style-name="P175">Rok 2024-jest rozkopane. Przejdź na drugą stronę. Idź<text:s/>prosto<text:s/>chodnikiem ulicy przed Tobą (Jeżynowa - prostopadła do głównej drogi). <text:s/></text:p>
        </text:list-item>
        <text:list-item>
          <text:p text:style-name="P176">Idź cały czas tą drogą (Jeżynowa), Widzisz przed sobą las, skręć jak ulica Jeżynowa. Az dojdziesz do kolejnej głównej drogi. <text:s/></text:p>
        </text:list-item>
        <text:list-item>
          <text:p text:style-name="P177"><text:span text:style-name="T178">!</text:span>Bądź uważny, nie ma przejścia dla pieszych, a kierowcy jadący z prawej są po ostrym zakręcie. Przejdź uważnie na drugą stronę. Za 130m kapliczka z Matką Boską. <text:s/></text:p>
        </text:list-item>
      </text:list>
      <text:h text:style-name="P179" text:outline-level="2"><text:span text:style-name="T180">†<text:s/></text:span><text:span text:style-name="T181">STACJA VI KAPLICZKA MATKI BOSKIEJ NIEPOKALANEJ (16.6 km)</text:span></text:h>
      <text:list text:style-name="LFO8" text:continue-numbering="true">
        <text:list-item>
          <text:p text:style-name="P182">Idź dalej prosto, za 90 m po lewej będzie widoczna ścieżka przez pole. Przejdź przez pole i potem w prawo w główną leśną drogę. <text:s/></text:p>
        </text:list-item>
        <text:list-item>
          <text:p text:style-name="P183">Przez kilometr prosto. Na skrzyżowaniu z drogami pożarowymi, na drzewie na 11 wisi kapliczka. <text:s/>Za nią, za około 100 metrów jest wąska ścieżka w las.</text:p>
        </text:list-item>
        <text:list-item>
          <text:p text:style-name="P184">Skręć w tą ścieżkę, po 20 metrach jest mogiła żołnierzy AK.</text:p>
        </text:list-item>
      </text:list>
      <text:h text:style-name="P185" text:outline-level="2"><text:span text:style-name="T186">†<text:s/></text:span>STACJA VII – MOGIŁA ŻOŁNIERZY AK (17.4 km) <text:s/></text:h>
      <text:list text:style-name="LFO9" text:continue-numbering="true">
        <text:list-item>
          <text:p text:style-name="P187">Wróć na drogę i idź dalej prosto. Kolejne skrzyżowanie. Po prawej charakterystyczne wzniesienie na kilka metrów, na 11 wiata. Na 10 odbija droga. Skręć nią i za 40m znowu w lewo. Idź cały czas nią prosto. <text:s/></text:p>
        </text:list-item>
        <text:list-item>
          <text:p text:style-name="P188">Dochodzisz do szlabanu, za nim tabliczka i skrzyżowanie. Idź prosto. Wchodzisz na szlak niebieski. <text:s/></text:p>
        </text:list-item>
        <text:list-item>
          <text:p text:style-name="P189">Idź szlakiem niebieskim, mijasz jedną przecinkę. Po 450 m szlak odbija w prawo. Nie skręcaj na szlak, idź prosto. <text:s/></text:p>
        </text:list-item>
        <text:list-item>
          <text:p text:style-name="P190">Po 150m dochodzisz do skrzyżowania, idź w prawo, trochę krętą leśną drogą.</text:p>
        </text:list-item>
        <text:list-item>
          <text:p text:style-name="P191">Po 700 m dochodzisz do skrzyżowania. Idź w lewo.</text:p>
        </text:list-item>
        <text:list-item>
          <text:p text:style-name="P192">Po 500m odejście drogi w prawo (pierwszy skręt w prawo jest w drogę między domkami, nie wchodź w nią) znak, że koniec Starej Wsi, początek Terenia. <text:s/></text:p>
        </text:list-item>
        <text:list-item>
          <text:p text:style-name="P193">Idź tą drogą przez około 2700m aż do mostku (koniec Żółwina, początek Książenic).</text:p>
        </text:list-item>
      </text:list>
      <text:soft-page-break/>
      <text:h text:style-name="P194" text:outline-level="2"><text:span text:style-name="T195">†<text:s/></text:span>STACJA VIII – MOSTEK (24 km) <text:s/></text:h>
      <text:list text:style-name="LFO10" text:continue-numbering="true">
        <text:list-item>
          <text:p text:style-name="P196">Za mostkiem w prawo w ulicę Kąkolową, należy zaraz odbić w kolejne ścieżki w prawo. Tak, by dotrzeć do ścieżki wzdłuż strumyka. <text:s/></text:p>
        </text:list-item>
        <text:list-item>
          <text:p text:style-name="P197">Jak dojdziesz do strumyka, skręć w lewo i idź około 200m. Po prawej będzie wydeptane dojście do strumyka oraz mostek. Przejdź przez ten mostek i idź w lewo wzdłuż kanału. <text:s/></text:p>
        </text:list-item>
        <text:list-item>
          <text:p text:style-name="P198">Idź cały czas aż dojdziesz do rozwidlenia z szerszą drogą (około 600 m). Skręć w prawo, Po 150m w lewo, idź wzdłuż linii lasku. <text:s/></text:p>
        </text:list-item>
        <text:list-item>
          <text:p text:style-name="P199">Idź cały czas prosto – około 500m. Aż do końca ścieżki (pomiń ścieżkę, która odbija w prawo za laskiem). Skręć w prawo (ciągle droga gruntowa). Zaczynają się zabudowania <text:s/></text:p>
        </text:list-item>
        <text:list-item>
          <text:p text:style-name="P200">Idziesz ulicą Zachodnią, zaraz dochodzisz do główniejszej drogi (Nadarzyńskiej), skręć w prawo. Droga zakręca ostro w prawo, potem w lewo. Po lewej masz pałacyk w Żółwinie. <text:s/></text:p>
        </text:list-item>
        <text:list-item>
          <text:p text:style-name="P201">Po lewej Ochotnicza straż pożarna, sklep. Skręć w lewo w Kasztanową. <text:s/></text:p>
        </text:list-item>
        <text:list-item>
          <text:p text:style-name="P202">Za 230m po prawej kapliczka. <text:s text:c="2"/></text:p>
        </text:list-item>
      </text:list>
      <text:h text:style-name="P203" text:outline-level="2"><text:span text:style-name="T204">†<text:s/></text:span>STACJA IX – KAPLICZKA (27.4 km) <text:s/></text:h>
      <text:p text:style-name="P205"><text:span text:style-name="T206">49.<text:s/></text:span>Idź cały czas prosto. Kasztanowa zamienia się w Jana Pawła. Za około 1400m po prawej Kościół Świętego Krzysztofa w Podkowie Leśnej. <text:s text:c="2"/></text:p>
      <text:h text:style-name="P207" text:outline-level="2"><text:span text:style-name="T208">†<text:s/></text:span>STACJA X – KOŚCIÓŁ ŚWIĘTEGO KRZYSZTOFA W PODKOWIE LEŚNEJ (28.8 km) <text:s/></text:h>
      <text:list text:style-name="LFO11" text:continue-numbering="true">
        <text:list-item>
          <text:p text:style-name="P209">Za 50m od Kościoła w prawo w Akacjową. Pierwszą w lewo (po 800m, Wschodnia). <text:s/></text:p>
        </text:list-item>
      </text:list>
      <text:p text:style-name="P210">Za 50m Stacja WKD. <text:s/></text:p>
      <text:list text:style-name="LFO11" text:continue-numbering="true">
        <text:list-item>
          <text:p text:style-name="P211">Idź w prawo, cały czas drogą/ścieżką po prawej stronie torów.</text:p>
        </text:list-item>
        <text:list-item>
          <text:p text:style-name="P212">Dochodzisz do przejścia przez tory. Przejdź na drugą stronę, idź Przejazdową 350m.</text:p>
        </text:list-item>
      </text:list>
      <text:p text:style-name="P213">Droga skręca pod kątem 90 stopni w prawo i zamienia się w Wiejską. <text:s/></text:p>
      <text:list text:style-name="LFO11" text:continue-numbering="true">
        <text:list-item>
          <text:p text:style-name="P214">Za 350 m, po lewej stronie kapliczka. <text:s text:c="2"/></text:p>
        </text:list-item>
      </text:list>
      <text:h text:style-name="P215" text:outline-level="2"><text:span text:style-name="T216">†<text:s/></text:span>STACJA XI – KAPLICZKA (31.3 km) <text:s/></text:h>
      <text:list text:style-name="LFO12" text:continue-numbering="true">
        <text:list-item>
          <text:p text:style-name="P217">Skręć w lewo, w drogę przed kapliczką. Dochodzisz do głównej drogi, idź w lewo, na przejście dla pieszych <text:s/></text:p>
        </text:list-item>
        <text:list-item>
          <text:p text:style-name="P218">Za przejściem w lewo, za 100 m w prawo w Pszczelińską <text:s/></text:p>
        </text:list-item>
        <text:list-item>
          <text:p text:style-name="P219">Po 600 w prawo w Torfową. Idź torfową cały czas prosto, na horyzoncie będzie widać komin po niedoszłej elektrowni. Torfowa w pewnym momencie gwałtownie skręca w prawo. <text:s text:c="2"/></text:p>
        </text:list-item>
      </text:list>
      <text:h text:style-name="P220" text:outline-level="2"><text:span text:style-name="T221">†<text:s/></text:span>STACJA XII – ŚRODEK POLA (33.8 km) <text:s/></text:h>
      <text:list text:style-name="LFO13" text:continue-numbering="true">
        <text:list-item>
          <text:p text:style-name="P222">Idź, jak prowadzi wyjeżdżona droga - w prawo. Przechodzisz przez mostek, po prawej jednostka wojskowa. <text:s/></text:p>
        </text:list-item>
        <text:list-item>
          <text:p text:style-name="P223">Dochodzisz do zabudowań, idź prosto. Za 300m rondo. Idź w prawo, po prawej będzie jednostka wojskowa. <text:s/></text:p>
        </text:list-item>
        <text:list-item>
          <text:p text:style-name="P224">Cały czas prosto ulicą Przyszłości. Dochodzisz do rozkopanego Wojska Polskiego(rok 2024).</text:p>
        </text:list-item>
        <text:list-item>
          <text:p text:style-name="P225">Skręć w lewo, idź wzdłuż drogi aż do przejścia dla pieszych.</text:p>
        </text:list-item>
        <text:list-item>
          <text:p text:style-name="P226">Przejdź przez parking przy Lidlu i skręć w lewo.</text:p>
        </text:list-item>
        <text:list-item>
          <text:p text:style-name="P227">Idź prosto, przechodzisz przez ulicę Lalki, dochodzisz do ulicy Wokulskiego (około 130m od Lidla). Skręć w prawo.</text:p>
        </text:list-item>
        <text:list-item>
          <text:p text:style-name="P228">Następnie w lewo, w ulicę Pani Latter. Idź nią do końca (180m). Skręć w lewo.</text:p>
        </text:list-item>
        <text:list-item>
          <text:p text:style-name="P229">Po lewej będzie Parafia Matki Boskiej Nieustającej Pomocy. <text:s text:c="2"/></text:p>
        </text:list-item>
      </text:list>
      <text:h text:style-name="P230" text:outline-level="2"><text:span text:style-name="T231">†<text:s/></text:span>STACJA XIII – PARAFIA MATKI BOSKIEJ NIEUSTAJĄCEJ POMOCY (37.6 km) <text:s/></text:h>
      <text:list text:style-name="LFO14" text:continue-numbering="true">
        <text:list-item>
          <text:p text:style-name="P232">Dochodzisz do główniejszej drogi. Przejdź przez tory, skręć w lewo i idź</text:p>
        </text:list-item>
      </text:list>
      <text:p text:style-name="P233">70m wzdłuż cmentarza, a potem w pierwszą w prawo (1 sierpnia) <text:s/></text:p>
      <text:list text:style-name="LFO14" text:continue-numbering="true">
        <text:list-item>
          <text:p text:style-name="P234">Idź cały czas mając cmentarz po prawej stronie. <text:s text:c="2"/></text:p>
        </text:list-item>
        <text:list-item>
          <text:p text:style-name="P235">Dochodzisz do końca drogi, przed Tobą hala fabryki. Skręć w prawo. Skręć w lewo w ulicę przed Biedronką. <text:s/></text:p>
        </text:list-item>
        <text:list-item>
          <text:p text:style-name="P236">Idź prosto. Po prawej Biedronka i mała fabryka. Gdy dojdziesz do kolejnej drogi przejdź na drugą stronę i idź prosto. Po prawej parkan od targu. Gdy droga się skończy w prawo, a potem od razu w lewo.</text:p>
        </text:list-item>
        <text:list-item>
          <text:p text:style-name="P237">Dochodzisz do świateł, przejdź na drugą stronę. <text:s/></text:p>
        </text:list-item>
        <text:list-item>
          <text:p text:style-name="P238">Dochodzisz z powrotem do Parafii Świętego Kazimierza. <text:s/></text:p>
        </text:list-item>
      </text:list>
      <text:h text:style-name="P239" text:outline-level="2"><text:span text:style-name="T240">†<text:s/></text:span>STACJA XIV – PARAFIA ŚWIĘTEGO KAZIMIERZA (39.6 km) <text:s/></text:h>
      <text:p text:style-name="P2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next-style-name="Normalny" style:default-outline-level="1">
      <style:paragraph-properties fo:keep-with-next="always" fo:keep-together="always" fo:margin-bottom="0.2277in" fo:margin-right="0.3069in"/>
      <style:text-properties style:font-name="Tahoma" style:font-name-asian="Tahoma" style:font-name-complex="Tahoma" fo:font-weight="bold" style:font-weight-asian="bold" fo:color="#000000" fo:font-size="24pt" style:font-size-asian="24pt" fo:hyphenate="false"/>
    </style:style>
    <style:style style:name="Nagłówek2" style:display-name="Nagłówek 2" style:family="paragraph" style:next-style-name="Normalny" style:default-outline-level="2">
      <style:paragraph-properties fo:keep-with-next="always" fo:keep-together="always" fo:margin-bottom="0in" fo:line-height="100%"/>
      <style:text-properties style:font-name="Tahoma" style:font-name-asian="Tahoma" style:font-name-complex="Tahoma" fo:font-weight="bold" style:font-weight-asian="bold" fo:color="#000000" fo:font-size="14pt" style:font-size-asian="14pt" fo:hyphenate="false"/>
    </style:style>
    <style:style style:name="Normalny" style:display-name="Normalny" style:family="paragraph">
      <style:paragraph-properties style:vertical-align="top" fo:margin-bottom="0in" fo:line-height="100%"/>
      <style:text-properties style:font-name="Tahoma" style:font-name-asian="Tahoma" style:font-name-complex="Tahoma" fo:color="#000000" fo:font-size="12pt" style:font-size-asian="12pt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Nagłówek" style:display-name="Nagłówek" style:family="paragraph" style:parent-style-name="HeaderandFooter">
      <style:text-properties fo:hyphenate="true"/>
    </style:style>
    <style:style style:name="Stopka" style:display-name="Stopka" style:family="paragraph" style:parent-style-name="HeaderandFooter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Nagłówek2Znak" style:display-name="Nagłówek 2 Znak" style:family="text">
      <style:text-properties style:font-name="Tahoma" style:font-name-asian="Tahoma" style:font-name-complex="Tahoma" fo:font-weight="bold" style:font-weight-asian="bold" fo:color="#000000" fo:font-size="14pt" style:font-size-asian="14pt"/>
    </style:style>
    <style:style style:name="Nagłówek1Znak" style:display-name="Nagłówek 1 Znak" style:family="text">
      <style:text-properties style:font-name="Tahoma" style:font-name-asian="Tahoma" style:font-name-complex="Tahoma" fo:font-weight="bold" style:font-weight-asian="bold" fo:color="#000000" fo:font-size="24pt" style:font-size-asian="24pt"/>
    </style:style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format="1" text:start-value="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format="1" text:start-value="1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15">
        <style:list-level-properties text:space-before="0.4833in" text:min-label-width="0in" text:list-level-position-and-space-mode="label-alignment">
          <style:list-level-label-alignment text:label-followed-by="listtab" fo:margin-left="0.4833in" fo:text-indent="0in"/>
        </style:list-level-properties>
      </text:list-level-style-number>
      <text:list-level-style-number text:level="2" text:style-name="WW_CharLFO5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5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5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5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5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5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5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5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6">
      <text:list-level-style-number text:level="1" text:style-name="WW_CharLFO6LVL1" style:num-suffix="." style:num-format="1" text:start-value="2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6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6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6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6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6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format="1" text:start-value="26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7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7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7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7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7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7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7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7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8">
      <text:list-level-style-number text:level="1" text:style-name="WW_CharLFO8LVL1" style:num-suffix="." style:num-format="1" text:start-value="3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8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8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8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8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8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8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8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8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9">
      <text:list-level-style-number text:level="1" text:style-name="WW_CharLFO9LVL1" style:num-suffix="." style:num-format="1" text:start-value="35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9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9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9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9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9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9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9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9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0">
      <text:list-level-style-number text:level="1" text:style-name="WW_CharLFO10LVL1" style:num-suffix="." style:num-format="1" text:start-value="4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0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0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0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0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0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0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0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0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1">
      <text:list-level-style-number text:level="1" text:style-name="WW_CharLFO11LVL1" style:num-suffix="." style:num-format="1" text:start-value="50">
        <style:list-level-properties text:space-before="0.5062in" text:min-label-width="0in" text:list-level-position-and-space-mode="label-alignment">
          <style:list-level-label-alignment text:label-followed-by="listtab" fo:margin-left="0.5062in" fo:text-indent="0in"/>
        </style:list-level-properties>
      </text:list-level-style-number>
      <text:list-level-style-number text:level="2" text:style-name="WW_CharLFO11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1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1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1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1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1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1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1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format="1" text:start-value="54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2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2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2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2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2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2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2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2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3">
      <text:list-level-style-number text:level="1" text:style-name="WW_CharLFO13LVL1" style:num-suffix="." style:num-format="1" text:start-value="57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3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3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3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3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3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3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3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3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format="1" text:start-value="63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4LVL2" style:num-format="a" style:num-letter-sync="true">
        <style:list-level-properties text:space-before="0.9402in" text:min-label-width="0in" text:list-level-position-and-space-mode="label-alignment">
          <style:list-level-label-alignment text:label-followed-by="listtab" fo:margin-left="0.9402in" fo:text-indent="0in"/>
        </style:list-level-properties>
      </text:list-level-style-number>
      <text:list-level-style-number text:level="3" text:style-name="WW_CharLFO14LVL3" style:num-format="i">
        <style:list-level-properties text:space-before="1.4402in" text:min-label-width="0in" text:list-level-position-and-space-mode="label-alignment">
          <style:list-level-label-alignment text:label-followed-by="listtab" fo:margin-left="1.4402in" fo:text-indent="0in"/>
        </style:list-level-properties>
      </text:list-level-style-number>
      <text:list-level-style-number text:level="4" text:style-name="WW_CharLFO14LVL4" style:num-format="1">
        <style:list-level-properties text:space-before="1.9402in" text:min-label-width="0in" text:list-level-position-and-space-mode="label-alignment">
          <style:list-level-label-alignment text:label-followed-by="listtab" fo:margin-left="1.9402in" fo:text-indent="0in"/>
        </style:list-level-properties>
      </text:list-level-style-number>
      <text:list-level-style-number text:level="5" text:style-name="WW_CharLFO14LVL5" style:num-format="a" style:num-letter-sync="true">
        <style:list-level-properties text:space-before="2.4402in" text:min-label-width="0in" text:list-level-position-and-space-mode="label-alignment">
          <style:list-level-label-alignment text:label-followed-by="listtab" fo:margin-left="2.4402in" fo:text-indent="0in"/>
        </style:list-level-properties>
      </text:list-level-style-number>
      <text:list-level-style-number text:level="6" text:style-name="WW_CharLFO14LVL6" style:num-format="i">
        <style:list-level-properties text:space-before="2.9402in" text:min-label-width="0in" text:list-level-position-and-space-mode="label-alignment">
          <style:list-level-label-alignment text:label-followed-by="listtab" fo:margin-left="2.9402in" fo:text-indent="0in"/>
        </style:list-level-properties>
      </text:list-level-style-number>
      <text:list-level-style-number text:level="7" text:style-name="WW_CharLFO14LVL7" style:num-format="1">
        <style:list-level-properties text:space-before="3.4402in" text:min-label-width="0in" text:list-level-position-and-space-mode="label-alignment">
          <style:list-level-label-alignment text:label-followed-by="listtab" fo:margin-left="3.4402in" fo:text-indent="0in"/>
        </style:list-level-properties>
      </text:list-level-style-number>
      <text:list-level-style-number text:level="8" text:style-name="WW_CharLFO14LVL8" style:num-format="a" style:num-letter-sync="true">
        <style:list-level-properties text:space-before="3.9402in" text:min-label-width="0in" text:list-level-position-and-space-mode="label-alignment">
          <style:list-level-label-alignment text:label-followed-by="listtab" fo:margin-left="3.9402in" fo:text-indent="0in"/>
        </style:list-level-properties>
      </text:list-level-style-number>
      <text:list-level-style-number text:level="9" text:style-name="WW_CharLFO14LVL9" style:num-format="i">
        <style:list-level-properties text:space-before="4.4402in" text:min-label-width="0in" text:list-level-position-and-space-mode="label-alignment">
          <style:list-level-label-alignment text:label-followed-by="listtab" fo:margin-left="4.4402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597in" fo:margin-bottom="0.5138in" fo:margin-right="0.7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91in"/>
      </style:header-style>
      <style:footer-style>
        <style:header-footer-properties style:dynamic-spacing="true" fo:min-height="1.2652in"/>
      </style:footer-style>
    </style:page-layout>
    <style:style style:name="P2" style:parent-style-name="Normalny" style:family="paragraph">
      <style:paragraph-properties fo:line-height="103%" fo:margin-left="-0.7597in" fo:margin-right="-0.402in">
        <style:tab-stops/>
      </style:paragraph-properties>
    </style:style>
    <style:style style:name="P3" style:parent-style-name="Normalny" style:family="paragraph">
      <style:paragraph-properties fo:line-height="103%">
        <style:tab-stops>
          <style:tab-stop style:type="center" style:position="2.8666in"/>
        </style:tab-stops>
      </style:paragraph-properties>
    </style:style>
    <style:style style:name="T4" style:parent-style-name="Domyślnaczcionkaakapitu" style:family="text">
      <style:text-properties style:font-name-asian="Calibri" fo:font-size="10pt" style:font-size-asian="10pt" style:font-size-complex="10pt"/>
    </style:style>
    <style:style style:name="T5" style:parent-style-name="Domyślnaczcionkaakapitu" style:family="text">
      <style:text-properties style:font-name-asian="Calibri" fo:font-size="10pt" style:font-size-asian="10pt" style:font-size-complex="10pt"/>
    </style:style>
    <style:style style:name="T6" style:parent-style-name="Domyślnaczcionkaakapitu" style:family="text">
      <style:text-properties style:font-name-asian="Calibri" fo:font-size="10pt" style:font-size-asian="10pt" style:font-size-complex="10pt"/>
    </style:style>
    <style:style style:name="T7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8" style:parent-style-name="Domyślnaczcionkaakapitu" style:family="text">
      <style:text-properties style:font-name-asian="Calibri" fo:font-size="10pt" style:font-size-asian="10pt" style:font-size-complex="10pt"/>
    </style:style>
    <style:style style:name="T9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0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1" style:parent-style-name="Domyślnaczcionkaakapitu" style:family="text">
      <style:text-properties style:font-name-asian="Calibri" fo:font-size="10pt" style:font-size-asian="10pt" style:font-size-complex="10pt"/>
    </style:style>
    <style:style style:name="T12" style:parent-style-name="Domyślnaczcionkaakapitu" style:family="text">
      <style:text-properties fo:font-size="10pt" style:font-size-asian="10pt" style:font-size-complex="10pt"/>
    </style:style>
    <style:page-layout style:name="PL1">
      <style:page-layout-properties fo:page-width="8.268in" fo:page-height="11.693in" style:print-orientation="portrait" fo:margin-top="0.4916in" fo:margin-left="0.7763in" fo:margin-bottom="0.5138in" fo:margin-right="0.7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34in"/>
      </style:header-style>
      <style:footer-style>
        <style:header-footer-properties style:dynamic-spacing="true" fo:min-height="0.3937in"/>
      </style:footer-style>
    </style:page-layout>
    <style:style style:name="P122" style:parent-style-name="Normalny" style:family="paragraph">
      <style:paragraph-properties fo:margin-bottom="0.2347in" fo:line-height="103%" fo:margin-left="-0.7763in">
        <style:tab-stops/>
      </style:paragraph-properties>
    </style:style>
    <style:style style:name="P123" style:parent-style-name="Normalny" style:family="paragraph">
      <style:paragraph-properties fo:line-height="103%" fo:margin-left="-0.0069in">
        <style:tab-stops>
          <style:tab-stop style:type="center" style:position="2.8569in"/>
        </style:tab-stops>
      </style:paragraph-properties>
    </style:style>
    <style:style style:name="T124" style:parent-style-name="Domyślnaczcionkaakapitu" style:family="text">
      <style:text-properties style:font-name-asian="Calibri" fo:font-size="10pt" style:font-size-asian="10pt" style:font-size-complex="10pt"/>
    </style:style>
    <style:style style:name="T125" style:parent-style-name="Domyślnaczcionkaakapitu" style:family="text">
      <style:text-properties style:font-name-asian="Calibri" fo:font-size="10pt" style:font-size-asian="10pt" style:font-size-complex="10pt"/>
    </style:style>
    <style:style style:name="T126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27" style:parent-style-name="Domyślnaczcionkaakapitu" style:family="text">
      <style:text-properties style:font-name-asian="Calibri" fo:font-size="10pt" style:font-size-asian="10pt" style:font-size-complex="10pt"/>
    </style:style>
    <style:style style:name="T128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29" style:parent-style-name="Domyślnaczcionkaakapitu" style:family="text">
      <style:text-properties style:font-name-asian="Calibri" fo:color="#666666" fo:font-size="10pt" style:font-size-asian="10pt" style:font-size-complex="10pt"/>
    </style:style>
    <style:style style:name="T130" style:parent-style-name="Domyślnaczcionkaakapitu" style:family="text">
      <style:text-properties style:font-name-asian="Calibri" fo:font-size="10pt" style:font-size-asian="10pt" style:font-size-complex="10pt"/>
    </style:style>
    <style:style style:name="T131" style:parent-style-name="Domyślnaczcionkaakapitu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Picture 24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text:s/><text:tab/></text:p>
      </style:header>
      <style:footer>
        <text:p text:style-name="P3"><text:span text:style-name="T4">R</text:span><text:span text:style-name="T5">ejon Pruszków <text:s/></text:span><text:span text:style-name="T6"><text:tab/>strona<text:s/></text:span><text:span text:style-name="T7"><text:page-number text:fixed="false">3</text:page-number></text:span><text:span text:style-name="T8"><text:s/>z<text:s/></text:span><text:span text:style-name="T9"><text:page-count>7</text:page-count></text:span><text:span text:style-name="T10"><text:s/></text:span><text:span text:style-name="T11">trasa Biała Świętego Kazimierza</text:span><text:span text:style-name="T12"><text:s text:c="2"/></text:span></text:p>
      </style:footer>
    </style:master-page>
    <style:master-page style:name="MP1" style:page-layout-name="PL1">
      <style:header>
        <text:p text:style-name="P122"><draw:frame draw:z-index="251661312" draw:style-name="a1" draw:name="Picture 354" text:anchor-type="paragraph" svg:x="7.28976in" svg:y="0in" svg:width="0.59921in" svg:height="1.2374in" style:rel-width="scale" style:rel-height="scale"><draw:image xlink:href="media/image1.jpeg" xlink:type="simple" xlink:show="embed" xlink:actuate="onLoad"/><svg:title/><svg:desc/></draw:frame><text:s text:c="2"/><text:tab/></text:p>
      </style:header>
      <style:footer>
        <text:p text:style-name="P123"><text:span text:style-name="T124">rejon Pruszków <text:s/></text:span><text:span text:style-name="T125"><text:tab/>strona<text:s/></text:span><text:span text:style-name="T126"><text:page-number text:fixed="false">7</text:page-number></text:span><text:span text:style-name="T127"><text:s/>z<text:s/></text:span><text:span text:style-name="T128"><text:page-count>7</text:page-count></text:span><text:span text:style-name="T129"><text:s/></text:span><text:span text:style-name="T130">trasa Biała Świętego Kazimierza</text:span><text:span text:style-name="T131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Pawel Rawicki</meta:initial-creator>
    <dc:creator>PAWEL RAWICKI</dc:creator>
    <meta:creation-date>2024-02-18T15:57:00Z</meta:creation-date>
    <dc:date>2024-03-01T07:09:00Z</dc:date>
    <meta:print-date>2024-02-29T22:47:00Z</meta:print-date>
    <meta:template xlink:href="Normal.dotm" xlink:type="simple"/>
    <meta:editing-cycles>27</meta:editing-cycles>
    <meta:editing-duration>PT113340S</meta:editing-duration>
    <meta:document-statistic meta:page-count="7" meta:paragraph-count="22" meta:word-count="1638" meta:character-count="11444" meta:row-count="81" meta:non-whitespace-character-count="9828"/>
  </office:meta>
</office:document-meta>
</file>